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8B000001352AE678C7A3B1A3E0.png" manifest:media-type="image/png"/>
  <manifest:file-entry manifest:full-path="Pictures/10000201000002650000016A0FBC61DC01A0898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Ubuntu" officeooo:rsid="00170ba5" officeooo:paragraph-rsid="0000d974"/>
    </style:style>
    <style:style style:name="P2" style:family="paragraph" style:parent-style-name="Standard">
      <style:paragraph-properties fo:text-align="justify" style:justify-single-word="false"/>
      <style:text-properties style:font-name="Ubuntu" officeooo:rsid="0033ad01" officeooo:paragraph-rsid="0000d974"/>
    </style:style>
    <style:style style:name="P3" style:family="paragraph" style:parent-style-name="Standard" style:list-style-name="L1">
      <style:paragraph-properties fo:text-align="justify" style:justify-single-word="false"/>
      <style:text-properties style:font-name="Ubuntu" officeooo:rsid="00394a5e" officeooo:paragraph-rsid="0000d974"/>
    </style:style>
    <style:style style:name="P4" style:family="paragraph" style:parent-style-name="Standard" style:list-style-name="L1">
      <style:paragraph-properties fo:text-align="justify" style:justify-single-word="false"/>
      <style:text-properties style:font-name="Ubuntu" officeooo:rsid="003518aa" officeooo:paragraph-rsid="0000d974"/>
    </style:style>
    <style:style style:name="P5" style:family="paragraph" style:parent-style-name="Standard" style:list-style-name="L1">
      <style:paragraph-properties fo:text-align="justify" style:justify-single-word="false"/>
      <style:text-properties style:font-name="Ubuntu" officeooo:rsid="0035d807" officeooo:paragraph-rsid="0000d974"/>
    </style:style>
    <style:style style:name="P6" style:family="paragraph" style:parent-style-name="Heading">
      <style:text-properties officeooo:rsid="003aad51" officeooo:paragraph-rsid="0000d974"/>
    </style:style>
    <style:style style:name="P7" style:family="paragraph" style:parent-style-name="Heading">
      <style:text-properties officeooo:paragraph-rsid="0000d974"/>
    </style:style>
    <style:style style:name="P8" style:family="paragraph" style:parent-style-name="Heading_20_3">
      <style:paragraph-properties fo:break-before="page"/>
      <style:text-properties officeooo:paragraph-rsid="0000d974"/>
    </style:style>
    <style:style style:name="T1" style:family="text">
      <style:text-properties officeooo:rsid="0037cb1f"/>
    </style:style>
    <style:style style:name="T2" style:family="text">
      <style:text-properties officeooo:rsid="0033ad01"/>
    </style:style>
    <style:style style:name="T3" style:family="text">
      <style:text-properties officeooo:rsid="00170ba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3"><text:span text:style-name="T1">Reto:</text:span> <text:span text:style-name="T2">Termostato con icono y muestra de temperatura.</text:span></text:h>
      <text:p text:style-name="P2">Un termostato es un dispositivo que controla la temperatura y en función de la misma pone en marcha o para un actuador. En nuestro caso s<text:span text:style-name="T3">e trata de colocar un icono de sol en la matriz de leds cuando la temperatura de microbit supere los 30ºC, además el sistema debe mostrar la temperatura en ºC cada segundo.</text:span></text:p>
      <text:p text:style-name="P6">Nivel: Inicial</text:p>
      <text:p text:style-name="P7">Contenidos trabajados:</text:p>
      <text:list xml:id="list3407762897" text:style-name="L1">
        <text:list-item>
          <text:p text:style-name="P3">Entorno de programación Makecode</text:p>
        </text:list-item>
        <text:list-item>
          <text:p text:style-name="P3">Envío de contenidos a microbit</text:p>
        </text:list-item>
        <text:list-item>
          <text:p text:style-name="P4">Bucles</text:p>
        </text:list-item>
        <text:list-item>
          <text:p text:style-name="P5">Condicionales (si)</text:p>
        </text:list-item>
      </text:list>
      <text:p text:style-name="P7">Solución en Makecode:</text:p>
      <text:p text:style-name="P1"><draw:frame draw:style-name="fr1" draw:name="Imagen1" text:anchor-type="paragraph" svg:width="12.938cm" svg:height="7.641cm" draw:z-index="0"><draw:image xlink:href="Pictures/10000201000002650000016A0FBC61DC01A0898B.png" xlink:type="simple" xlink:show="embed" xlink:actuate="onLoad" loext:mime-type="image/png"/></draw:frame><draw:frame draw:style-name="fr2" draw:name="Imagen21" text:anchor-type="paragraph" svg:y="7.9cm" svg:width="7.805cm" svg:height="6.107cm" draw:z-index="1"><draw:image xlink:href="Pictures/100002010000018B000001352AE678C7A3B1A3E0.png" xlink:type="simple" xlink:show="embed" xlink:actuate="onLoad" loext:mime-type="image/x-vclgraphic"/></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19:33:09.584246865</meta:creation-date>
    <dc:date>2019-10-01T19:34:26.357046066</dc:date>
    <meta:editing-duration>PT1M17S</meta:editing-duration>
    <meta:editing-cycles>1</meta:editing-cycles>
    <meta:document-statistic meta:table-count="0" meta:image-count="2" meta:object-count="0" meta:page-count="1" meta:paragraph-count="9" meta:word-count="88" meta:character-count="508" meta:non-whitespace-character-count="433"/>
    <meta:generator>LibreOffice/6.0.7.3$Linux_X86_64 LibreOffice_project/00m0$Build-3</meta:generator>
  </office:meta>
</office:document-meta>
</file>